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2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(x)=exp(x)</text:p>
      <text:p text:style-name="Standard"/>
      <text:p text:style-name="Standard">function Diff(f,x,h)</text:p>
      <text:p text:style-name="Standard"><text:s text:c="7"/>f(x+h)-f(x-h)/2*h</text:p>
      <text:p text:style-name="Standard"><text:s text:c="7"/>end</text:p>
      <text:p text:style-name="Standard">using Plots</text:p>
      <text:p text:style-name="Standard"/>
      <text:p text:style-name="Standard"/>
      <text:p text:style-name="Standard">julia&gt; plot(indey,xscale=:log,yscale=:log)</text:p>
      <text:p text:style-name="Standard">┌ Warning: scale log is unsupported with Plots.GRBackend(). <text:s/>Choose from: Symbol[:identity, :log10]</text:p>
      <text:p text:style-name="Standard">└ @ Plots ~/.julia/packages/Plots/h3o4c/src/args.jl:1192</text:p>
      <text:p text:style-name="Standard">┌ Warning: scale log is unsupported with Plots.GRBackend(). <text:s/>Choose from: Symbol[:identity, :log10]</text:p>
      <text:p text:style-name="Standard">└ @ Plots ~/.julia/packages/Plots/h3o4c/src/args.jl:1192</text:p>
      <text:p text:style-name="Standard"/>
      <text:p text:style-name="Standard">julia&gt; 10^-15</text:p>
      <text:p text:style-name="Standard">1.0000000000000009e-15</text:p>
      <text:p text:style-name="Standard"/>
      <text:p text:style-name="Standard">julia&gt; h=10^-15:10^-1</text:p>
      <text:p text:style-name="Standard">1.0000000000000009e-15:1.0:1.0000000000000009e-15</text:p>
      <text:p text:style-name="Standard"/>
      <text:p text:style-name="Standard">julia&gt; length(h)</text:p>
      <text:p text:style-name="Standard">1</text:p>
      <text:p text:style-name="Standard"/>
      <text:p text:style-name="Standard">julia&gt; h=10.0^-15:10.0^-1</text:p>
      <text:p text:style-name="Standard">1.0e-15:1.0:1.0e-15</text:p>
      <text:p text:style-name="Standard"/>
      <text:p text:style-name="Standard">julia&gt; length(h)</text:p>
      <text:p text:style-name="Standard">1</text:p>
      <text:p text:style-name="Standard"/>
      <text:p text:style-name="Standard">julia&gt; h=10^-15:10^-15:10^-1</text:p>
      <text:p text:style-name="Standard">1.0000000000000009e-15:1.0000000000000009e-15:0.09999999999999909</text:p>
      <text:p text:style-name="Standard"/>
      <text:p text:style-name="Standard">julia&gt; length(h)</text:p>
      <text:p text:style-name="Standard">99999999999999</text:p>
      <text:p text:style-name="Standard"/>
      <text:p text:style-name="Standard">julia&gt; h=10^-15:10^-10:10^-1</text:p>
      <text:p text:style-name="Standard">1.0000000000000009e-15:1.0000000000000006e-10:0.09999999990000105</text:p>
      <text:p text:style-name="Standard"/>
      <text:p text:style-name="Standard">julia&gt; length(h)</text:p>
      <text:p text:style-name="Standard">1000000000</text:p>
      <text:p text:style-name="Standard"/>
      <text:p text:style-name="Standard">julia&gt; indey=[inde for inde=10^-15:10^-10:10^-1];</text:p>
      <text:p text:style-name="Standard"/>
      <text:p text:style-name="Standard">julia&gt; length(indey)</text:p>
      <text:p text:style-name="Standard">1000000000</text:p>
      <text:p text:style-name="Standard"/>
      <text:p text:style-name="Standard">julia&gt; for i=1:1000000000</text:p>
      <text:p text:style-name="Standard"><text:s text:c="7"/>indey[i]=Diff(f,0,h[i])</text:p>
      <text:p text:style-name="Standard"><text:s text:c="7"/>end</text:p>
      <text:p text:style-name="Standard"/>
      <text:p text:style-name="P1"><text:soft-page-break/>f(x)=exp(x)</text:p>
      <text:p text:style-name="P1">function Diff(f,x,h)</text:p>
      <text:p text:style-name="P1"><text:s text:c="7"/>(f(x+h)-f(x-h))/(2*h)</text:p>
      <text:p text:style-name="P1"><text:s text:c="7"/>end</text:p>
      <text:p text:style-name="P1">using Plots</text:p>
      <text:p text:style-name="P1">h=10^-15:10^-3:10^-1</text:p>
      <text:p text:style-name="P1">indey=[inde for inde=10^-15:10^-10:10^-1];</text:p>
      <text:p text:style-name="Standard">for i=1:100</text:p>
      <text:p text:style-name="Standard"><text:s text:c="7"/>indey[i]=Diff(f,0,h[i])</text:p>
      <text:p text:style-name="Standard"><text:s text:c="7"/>end</text:p>
      <text:p text:style-name="Standard">plot(h,indey,xlims=10.0^-15:10.0^-5:10.0^-1,xscale=:log10,yscale=:log1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ulia&gt; struct Foo</text:p>
      <text:p text:style-name="Standard"><text:s text:c="7"/>a</text:p>
      <text:p text:style-name="Standard"><text:s text:c="7"/>b</text:p>
      <text:p text:style-name="Standard"><text:s text:c="7"/>end</text:p>
      <text:p text:style-name="Standard"/>
      <text:p text:style-name="Standard">julia&gt; import Base.+</text:p>
      <text:p text:style-name="Standard"/>
      <text:p text:style-name="Standard">julia&gt; import Base.*</text:p>
      <text:p text:style-name="Standard"/>
      <text:p text:style-name="Standard">julia&gt; function *(a::Foo,b::Foo)</text:p>
      <text:p text:style-name="Standard"><text:s text:c="7"/>end</text:p>
      <text:p text:style-name="Standard">* (generic function with 393 methods)</text:p>
      <text:p text:style-name="Standard"/>
      <text:p text:style-name="Standard">julia&gt; function *(A::Foo,B::Foo)</text:p>
      <text:p text:style-name="Standard"><text:s text:c="7"/>end</text:p>
      <text:p text:style-name="Standard">* (generic function with 393 methods)</text:p>
      <text:p text:style-name="Standard"/>
      <text:p text:style-name="Standard">julia&gt; function *(A::Foo,B::Foo)</text:p>
      <text:p text:style-name="Standard"><text:soft-page-break/><text:s text:c="7"/>Foo(A.a*B.a,A.a*B.b+A.b*B.a)</text:p>
      <text:p text:style-name="Standard"><text:s text:c="7"/>end</text:p>
      <text:p text:style-name="Standard">* (generic function with 393 methods)</text:p>
      <text:p text:style-name="Standard"/>
      <text:p text:style-name="Standard">julia&gt; foo1=Foo(1,2);</text:p>
      <text:p text:style-name="Standard"/>
      <text:p text:style-name="Standard">julia&gt; foo2=Foo(1,2);</text:p>
      <text:p text:style-name="Standard"/>
      <text:p text:style-name="Standard">julia&gt; foo1*foo2</text:p>
      <text:p text:style-name="Standard">Foo(1, 4)</text:p>
      <text:p text:style-name="Standard"/>
      <text:p text:style-name="Standard">julia&gt; import Base.sin</text:p>
      <text:p text:style-name="Standard"/>
      <text:p text:style-name="Standard">julia&gt; function sin(A::Foo)</text:p>
      <text:p text:style-name="Standard"><text:s text:c="7"/>Foo(sin(A.a),cos(A.a)*A.b)</text:p>
      <text:p text:style-name="Standard"><text:s text:c="7"/>end</text:p>
      <text:p text:style-name="Standard">sin (generic function with 13 methods)</text:p>
      <text:p text:style-name="Standard"/>
      <text:p text:style-name="Standard">julia&gt; import Base.cos</text:p>
      <text:p text:style-name="Standard"/>
      <text:p text:style-name="Standard">julia&gt; function cos(A::Foo)</text:p>
      <text:p text:style-name="Standard"><text:s text:c="7"/>Foo(cos(A.a),-sin(A.a)*A.b)</text:p>
      <text:p text:style-name="Standard"><text:s text:c="7"/>end</text:p>
      <text:p text:style-name="Standard">cos (generic function with 13 methods)</text:p>
      <text:p text:style-name="Standard"/>
      <text:p text:style-name="Standard">julia&gt; foo3=Foo(0,1)</text:p>
      <text:p text:style-name="Standard">Foo(0, 1)</text:p>
      <text:p text:style-name="Standard"/>
      <text:p text:style-name="Standard">julia&gt; sin(cos(foo3))*cos(foo3)*cos(foo3)</text:p>
      <text:p text:style-name="Standard">Foo(0.8414709848078965, -0.0)</text:p>
      <text:p text:style-name="Standard"/>
      <text:p text:style-name="Standard">julia&gt; foo3=Foo(0.0,1.0)</text:p>
      <text:p text:style-name="Standard">Foo(0.0, 1.0)</text:p>
      <text:p text:style-name="Standard"/>
      <text:p text:style-name="Standard">julia&gt; sin(cos(foo3))*cos(foo3)*cos(foo3)</text:p>
      <text:p text:style-name="Standard">Foo(0.8414709848078965, -0.0)</text:p>
      <text:p text:style-name="Standard"/>
      <text:p text:style-name="Standard">julia&gt; sin(cos(0))*cos(0)*cos(0)</text:p>
      <text:p text:style-name="Standard">0.8414709848078965</text:p>
      <text:p text:style-name="Standard"/>
      <text:p text:style-name="Standard">julia&gt; sin(cos(foo3))*cos(foo3)*cos(foo3).b</text:p>
      <text:p text:style-name="Standard">ERROR: MethodError: no method matching *(::Foo, ::Float64)</text:p>
      <text:p text:style-name="Standard">Closest candidates are:</text:p>
      <text:p text:style-name="Standard"><text:s text:c="2"/>*(::Any, ::Any, ::Any, ::Any...) at operators.jl:529</text:p>
      <text:p text:style-name="Standard"><text:s text:c="2"/>*(::Bool, ::T&lt;:AbstractFloat) where T&lt;:AbstractFloat at bool.jl:110</text:p>
      <text:p text:style-name="Standard"><text:s text:c="2"/>*(::Float64, ::Float64) at float.jl:399</text:p>
      <text:p text:style-name="Standard"><text:s text:c="2"/>...</text:p>
      <text:p text:style-name="Standard">Stacktrace:</text:p>
      <text:p text:style-name="Standard"><text:s/>[1] *(::Foo, ::Foo, ::Float64) at ./operators.jl:529</text:p>
      <text:p text:style-name="Standard"><text:s/>[2] top-level scope at REPL[122]:1</text:p>
      <text:p text:style-name="Standard"/>
      <text:p text:style-name="Standard">julia&gt; (sin(cos(foo3))*cos(foo3)*cos(foo3)).b</text:p>
      <text:p text:style-name="Standard"><text:soft-page-break/>-0.0</text:p>
      <text:p text:style-name="Standard"/>
      <text:p text:style-name="Standard">julia&gt; typeof((sin(cos(foo3))*cos(foo3)*cos(foo3)).b)</text:p>
      <text:p text:style-name="Standard">Float64</text:p>
      <text:p text:style-name="Standard"/>
      <text:p text:style-name="Standard">julia&gt; bitstring((sin(cos(foo3))*cos(foo3)*cos(foo3)).b)</text:p>
      <text:p text:style-name="Standard">"1000000000000000000000000000000000000000000000000000000000000000"</text:p>
      <text:p text:style-name="Standard"/>
      <text:p text:style-name="Standard">julia&gt; foo3=Foo(1.0,1.0)</text:p>
      <text:p text:style-name="Standard">Foo(1.0, 1.0)</text:p>
      <text:p text:style-name="Standard"/>
      <text:p text:style-name="Standard">julia&gt; sin(cos(foo3))*cos(foo3)*cos(foo3)</text:p>
      <text:p text:style-name="Standard">Foo(0.15016564947706237, -0.6783943013956575)</text:p>
      <text:p text:style-name="Standard"/>
      <text:p text:style-name="Standard">julia&gt; foo3+1</text:p>
      <text:p text:style-name="Standard">ERROR: MethodError: no method matching +(::Foo, ::Int64)</text:p>
      <text:p text:style-name="Standard">Closest candidates are:</text:p>
      <text:p text:style-name="Standard"><text:s text:c="2"/>+(::Any, ::Any, ::Any, ::Any...) at operators.jl:529</text:p>
      <text:p text:style-name="Standard"><text:s text:c="2"/>+(::Complex{Bool}, ::Real) at complex.jl:293</text:p>
      <text:p text:style-name="Standard"><text:s text:c="2"/>+(::Missing, ::Number) at missing.jl:94</text:p>
      <text:p text:style-name="Standard"><text:s text:c="2"/>...</text:p>
      <text:p text:style-name="Standard">Stacktrace:</text:p>
      <text:p text:style-name="Standard"><text:s/>[1] top-level scope at REPL[128]: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0:53:50.807249351</meta:creation-date>
    <meta:editing-duration>PT21H36M36S</meta:editing-duration>
    <meta:editing-cycles>3</meta:editing-cycles>
    <meta:generator>LibreOffice/6.0.7.3$Linux_X86_64 LibreOffice_project/00m0$Build-3</meta:generator>
    <dc:date>2019-09-24T23:09:33.048588879</dc:date>
    <meta:document-statistic meta:table-count="0" meta:image-count="0" meta:object-count="0" meta:page-count="4" meta:paragraph-count="114" meta:word-count="285" meta:character-count="3231" meta:non-whitespace-character-count="2906"/>
  </office:meta>
</office:document-meta>
</file>